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alto" svg:font-family="Balto, Helvetica, sans-serif"/>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automatic-styles>
    <style:style style:name="P1" style:family="paragraph" style:parent-style-name="Heading_20_3">
      <style:text-properties fo:font-variant="normal" fo:text-transform="none" fo:color="#4c4e4d" loext:opacity="100%" style:font-name="inherit" fo:letter-spacing="normal" fo:font-style="normal" style:text-underline-style="none" fo:font-weight="normal" loext:padding="0in" loext:border="none"/>
    </style:style>
    <style:style style:name="P2" style:family="paragraph" style:parent-style-name="Heading_20_3">
      <style:text-properties fo:font-variant="normal" fo:text-transform="none" fo:color="#4c4e4d" loext:opacity="100%" style:font-name="DejaVu Sans" fo:letter-spacing="normal" fo:font-style="normal" style:text-underline-style="none" fo:font-weight="normal" loext:padding="0in" loext:border="none"/>
    </style:style>
    <style:style style:name="P3" style:family="paragraph" style:parent-style-name="Standard">
      <style:text-properties style:font-name="DejaVu Sans" style:text-underline-style="none"/>
    </style:style>
    <style:style style:name="P4"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4c4e4d" loext:opacity="100%" style:font-name="inherit" fo:font-size="13.5pt" fo:letter-spacing="normal" fo:font-style="normal" style:text-underline-style="none" fo:font-weight="normal" loext:padding="0in" loext:border="none"/>
    </style:style>
    <style:style style:name="P5"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text-properties fo:font-variant="normal" fo:text-transform="none" fo:color="#4c4e4d" loext:opacity="100%" style:font-name="inherit" fo:font-size="13.5pt" fo:letter-spacing="normal" fo:font-style="normal" style:text-underline-style="none" fo:font-weight="normal" loext:padding="0in" loext:border="none"/>
    </style:style>
    <style:style style:name="P6"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4c4e4d" loext:opacity="100%" style:font-name="DejaVu Sans" fo:font-size="13.5pt" fo:letter-spacing="normal" fo:font-style="normal" style:text-underline-style="none" fo:font-weight="normal" loext:padding="0in" loext:border="none"/>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P8" style:family="paragraph" style:parent-style-name="Text_20_body" style:list-style-name="L1">
      <style:paragraph-properties fo:margin-left="0in" fo:margin-right="0in" fo:margin-top="0in" fo:margin-bottom="0in" style:contextual-spacing="false" fo:orphans="2" fo:widows="2" fo:text-indent="0in" style:auto-text-indent="false" fo:padding="0in" fo:border="none"/>
    </style:style>
    <style:style style:name="P9" style:family="paragraph" style:parent-style-name="Text_20_body">
      <style:text-properties style:text-underline-style="none"/>
    </style:style>
    <style:style style:name="P10" style:family="paragraph" style:parent-style-name="Text_20_body">
      <style:text-properties style:text-underline-style="none" officeooo:paragraph-rsid="0013669c"/>
    </style:style>
    <style:style style:name="T1" style:family="text">
      <style:text-properties style:text-underline-style="solid" style:text-underline-width="auto" style:text-underline-color="font-color"/>
    </style:style>
    <style:style style:name="T2" style:family="text">
      <style:text-properties fo:font-variant="normal" fo:text-transform="none" fo:color="#4c4e4d" loext:opacity="100%" style:font-name="DejaVu Sans" fo:letter-spacing="normal" fo:font-style="normal" style:text-underline-style="none" fo:font-weight="normal" loext:padding="0in" loext:border="none"/>
    </style:style>
    <style:style style:name="T3" style:family="text">
      <style:text-properties fo:font-variant="normal" fo:text-transform="none" fo:color="#4c4e4d" loext:opacity="100%" style:font-name="Balto" fo:font-size="13.5pt" fo:letter-spacing="normal" fo:font-style="normal" fo:font-weight="normal" loext:padding="0in" loext:border="none"/>
    </style:style>
    <style:style style:name="T4" style:family="text">
      <style:text-properties fo:font-variant="normal" fo:text-transform="none" fo:color="#4c4e4d" loext:opacity="100%" style:font-name="Balto" fo:font-size="13.5pt" fo:letter-spacing="normal" fo:font-style="normal" style:text-underline-style="solid" style:text-underline-width="auto" style:text-underline-color="font-color" fo:font-weight="normal" loext:padding="0in" loext:border="none"/>
    </style:style>
    <style:style style:name="T5" style:family="text">
      <style:text-properties fo:font-variant="normal" fo:text-transform="none" fo:color="#4c4e4d" loext:opacity="100%" style:font-name="Balto" fo:font-size="13.5pt" fo:letter-spacing="normal" fo:font-style="normal" style:text-underline-style="none" fo:font-weight="normal" loext:padding="0in" loext:border="none"/>
    </style:style>
    <style:style style:name="T6" style:family="text">
      <style:text-properties fo:font-variant="normal" fo:text-transform="none" fo:color="#4c4e4d" loext:opacity="100%" style:font-name="Balto" fo:font-size="13.5pt" fo:letter-spacing="normal" fo:font-style="normal" fo:font-weight="bold" style:font-weight-asian="bold" style:font-weight-complex="bold" loext:padding="0in" loext:border="none"/>
    </style:style>
    <style:style style:name="T7" style:family="text">
      <style:text-properties fo:font-variant="normal" fo:text-transform="none" fo:color="#4c4e4d" loext:opacity="100%" style:font-name="inherit" fo:font-size="13.5pt" fo:letter-spacing="normal" fo:font-style="normal" style:text-underline-style="solid" style:text-underline-width="auto" style:text-underline-color="font-color" fo:font-weight="normal" loext:padding="0in" loext:border="none"/>
    </style:style>
    <style:style style:name="T8" style:family="text">
      <style:text-properties fo:font-variant="normal" fo:text-transform="none" fo:color="#4c4e4d" loext:opacity="100%" style:font-name="inherit" fo:font-size="13.5pt" fo:letter-spacing="normal" fo:font-style="normal" style:text-underline-style="solid" style:text-underline-width="auto" style:text-underline-color="font-color" fo:font-weight="bold" loext:padding="0in" loext:border="none"/>
    </style:style>
    <style:style style:name="T9" style:family="text">
      <style:text-properties fo:font-variant="normal" fo:text-transform="none" fo:color="#4c4e4d" loext:opacity="100%" style:font-name="inherit" fo:font-size="13.5pt" fo:letter-spacing="normal" fo:font-style="normal" fo:font-weight="normal" loext:padding="0in" loext:border="none"/>
    </style:style>
    <style:style style:name="T10" style:family="text">
      <style:text-properties fo:font-variant="normal" fo:text-transform="none" fo:color="#4c4e4d" loext:opacity="100%" style:font-name="inherit" fo:font-size="13.5pt" fo:letter-spacing="normal" fo:font-style="normal" style:text-underline-style="none" fo:font-weight="normal" loext:padding="0in" loext:border="none"/>
    </style:style>
    <style:style style:name="T11" style:family="text">
      <style:text-properties fo:font-variant="normal" fo:text-transform="none" fo:color="#4c4e4d" loext:opacity="100%" style:font-name="inherit" fo:font-size="13.5pt" fo:letter-spacing="normal" fo:font-style="normal" style:text-underline-style="none" fo:font-weight="bold" loext:padding="0in" loext:border="none"/>
    </style:style>
    <style:style style:name="T12" style:family="text">
      <style:text-properties fo:font-variant="normal" fo:text-transform="none" fo:color="#4c4e4d" loext:opacity="100%" style:font-name="inherit" fo:font-size="13.5pt" fo:letter-spacing="normal" fo:font-style="normal" fo:font-weight="bold" loext:padding="0in" loext:border="none"/>
    </style:style>
    <style:style style:name="T13" style:family="text">
      <style:text-properties fo:font-variant="normal" fo:text-transform="none" fo:color="#4c4e4d" loext:opacity="100%" style:font-name="inherit" fo:letter-spacing="normal" fo:font-style="normal" style:text-underline-style="none" fo:font-weight="normal" loext:padding="0in" loext:border="none"/>
    </style:style>
    <style:style style:name="T14" style:family="text">
      <style:text-properties fo:font-variant="normal" fo:text-transform="none" fo:color="#4f7177" loext:opacity="100%" style:font-name="inherit" fo:font-size="13.5pt" fo:letter-spacing="normal" fo:font-style="normal" style:text-underline-style="solid" style:text-underline-width="auto" style:text-underline-color="font-color" fo:font-weight="bold" fo:background-color="transparent" loext:char-shading-value="0" loext:padding="0in" loext:border="none"/>
    </style:style>
    <style:style style:name="T15" style:family="text">
      <style:text-properties fo:font-variant="normal" fo:text-transform="none" fo:color="#4f7177" loext:opacity="100%" style:font-name="inherit" fo:font-size="13.5pt" fo:letter-spacing="normal" fo:font-style="normal" fo:font-weight="bold" fo:background-color="transparent" loext:char-shading-value="0" loext:padding="0in" loext:border="none"/>
    </style:style>
    <style:style style:name="T16" style:family="text">
      <style:text-properties fo:font-variant="normal" fo:text-transform="none" fo:color="#4f7177" loext:opacity="100%" style:font-name="inherit" fo:font-size="13.5pt" fo:letter-spacing="normal" fo:font-style="normal" style:text-underline-style="none" fo:font-weight="bold" fo:background-color="transparent" loext:char-shading-value="0" loext:padding="0in" loext:border="none"/>
    </style:style>
    <style:style style:name="T17" style:family="text">
      <style:text-properties style:font-name="Balto" fo:font-size="13.5pt"/>
    </style:style>
    <style:style style:name="T18" style:family="text">
      <style:text-properties style:font-name="Balto" fo:font-size="13.5pt" style:text-underline-style="none"/>
    </style:style>
    <style:style style:name="T19" style:family="text">
      <style:text-properties style:font-name="Balto" fo:font-size="13.5pt"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style:text-underline-style="none"/>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text:bookmark text:name="what-is-the-internet"/><text:tab/><text:tab/><text:tab/><text:tab/><text:span text:style-name="T20">Internet nima?</text:span></text:h>
      <text:p text:style-name="Text_20_body"><text:span text:style-name="T2"/></text:p>
      <text:p text:style-name="P6"><text:bookmark text:name="pQngEH"/>Internet dunyodagi eng mashhur kompyuter tarmog'idir. U 1969-yilda akademik tadqiqot loyihasi sifatida boshlangan va 1990-yillarda global tijorat tarmog‘iga aylangan. Bugungi kunda undan butun dunyo bo'ylab 2 milliarddan ortiq kishi foydalanadi.</text:p>
      <text:p text:style-name="P6"><text:bookmark text:name="HRVf81"/>Internet markazlashtirilmaganligi bilan ajralib turadi. Hech kim internetga ega emas yoki unga kim ulanishi mumkinligini nazorat qilmaydi. Buning o'rniga, minglab turli tashkilotlar o'z tarmoqlarini boshqaradi va ixtiyoriy ravishda o'zaro bog'lanish shartnomalarini muzokara qiladi.</text:p>
      <text:p text:style-name="P3"><text:span text:style-name="T3">Aksariyat odamlar internet tarkibiga veb-brauzer yordamida kirishadi. Darhaqiqat, Internet shunchalik mashhur bo'lib ketdiki, ko'p odamlar noto'g'ri Internet va Internetni sinonim deb bilishadi. Biroq, aslida, Internet ko'plab Internet ilovalaridan biridir. Boshqa mashhur Internet ilovalari orasida elektron pochta va BitTorrent mavjud.</text:span></text:p>
      <text:p text:style-name="P3"><text:span text:style-name="T3"/></text:p>
      <text:p text:style-name="P3"><text:span text:style-name="T3"/></text:p>
      <text:h text:style-name="P1" text:outline-level="3"><text:bookmark text:name="who-created-the-internet"/><text:span text:style-name="T17"><text:tab/><text:tab/><text:tab/><text:tab/></text:span><text:span text:style-name="T19">Internetni kim yaratgan?</text:span></text:h>
      <text:p text:style-name="Text_20_body"><text:span text:style-name="T5"/></text:p>
      <text:p text:style-name="P7"><text:bookmark text:name="fFw7RX"/><text:span text:style-name="T10">Internet </text:span><text:a xlink:type="simple" xlink:href="https://en.wikipedia.org/wiki/ARPANET" text:style-name="Internet_20_link" text:visited-style-name="Visited_20_Internet_20_Link"><text:span text:style-name="T16">ARPANET</text:span></text:a><text:span text:style-name="T5"> </text:span><text:span text:style-name="T10">sifatida boshlangan , akademik tadqiqot tarmog'i harbiylarning ilg'or tadqiqot loyihalari agentligi (ARPA, hozir DARPA) tomonidan moliyalashtirilgan. </text:span><text:a xlink:type="simple" xlink:href="https://en.wikipedia.org/wiki/Robert_Taylor_(computer_scientist)" text:style-name="Internet_20_link" text:visited-style-name="Visited_20_Internet_20_Link"><text:span text:style-name="T16">Loyihani ARPA ma'muri Bob Teylor</text:span></text:a><text:span text:style-name="T5"> </text:span><text:span text:style-name="T10">boshqargan va tarmoq Bolt, Beranek va Nyuman konsalting firmasi tomonidan qurilgan. U 1969 yilda o'z faoliyatini boshlagan.</text:span></text:p>
      <text:p text:style-name="P7"><text:bookmark text:name="L8xwrT"/><text:span text:style-name="T10">1973 yilda dasturiy ta'minot muhandislari </text:span><text:a xlink:type="simple" xlink:href="https://en.wikipedia.org/wiki/Vint_Cerf" text:style-name="Internet_20_link" text:visited-style-name="Visited_20_Internet_20_Link"><text:span text:style-name="T16">Vint Serf</text:span></text:a><text:span text:style-name="T5"> </text:span><text:span text:style-name="T10">va </text:span><text:a xlink:type="simple" xlink:href="https://en.wikipedia.org/wiki/Bob_Kahn" text:style-name="Internet_20_link" text:visited-style-name="Visited_20_Internet_20_Link"><text:span text:style-name="T16">Bob Kan</text:span></text:a><text:span text:style-name="T5"> </text:span><text:span text:style-name="T10">ARPANET tarmog'i uchun yangi avlod tarmoq standartlari ustida ishlay boshladilar. </text:span><text:a xlink:type="simple" xlink:href="https://en.wikipedia.org/wiki/Internet_protocol_suite" text:style-name="Internet_20_link" text:visited-style-name="Visited_20_Internet_20_Link"><text:span text:style-name="T16">TCP/IP</text:span></text:a><text:span text:style-name="T5"> </text:span><text:span text:style-name="T10">deb nomlanuvchi ushbu standartlar zamonaviy internetning asosiga aylandi. ARPANET 1983 yil 1 yanvarda TCP/IP dan foydalanishga o'tdi.</text:span></text:p>
      <text:p text:style-name="P7"><text:bookmark text:name="CVEo73"/><text:span text:style-name="T10">1980-yillarda internetni moliyalashtirish harbiydan </text:span><text:a xlink:type="simple" xlink:href="http://www.nsf.gov/" text:style-name="Internet_20_link" text:visited-style-name="Visited_20_Internet_20_Link"><text:span text:style-name="T16">Milliy fan fondiga oʻtdi. </text:span></text:a><text:span text:style-name="T10">NSF 1981 yildan 1994 yilgacha internetning tayanchi bo'lib xizmat qilgan shaharlararo tarmoqlarni moliyalashtirdi. 1994 yilda Klinton ma'muriyati internet magistralini nazorat qilishni xususiy sektorga </text:span><text:a xlink:type="simple" xlink:href="http://www.nytimes.com/1994/10/24/business/us-begins-privatizing-internet-s-operations.html" text:style-name="Internet_20_link" text:visited-style-name="Visited_20_Internet_20_Link"><text:span text:style-name="T16">topshirdi . </text:span></text:a><text:span text:style-name="T10">O'shandan beri u xususiy ravishda boshqariladi va moliyalashtiriladi.</text:span></text:p>
      <text:p text:style-name="P9"/>
      <text:p text:style-name="P9"/>
      <text:h text:style-name="P1" text:outline-level="3"><text:bookmark text:name="whats-an-ip-address"/><text:soft-page-break/><text:tab/><text:tab/><text:tab/><text:tab/><text:tab/><text:span text:style-name="T20">IP manzil nima?</text:span></text:h>
      <text:p text:style-name="Text_20_body"><text:span text:style-name="T13"/></text:p>
      <text:p text:style-name="P4"><text:bookmark text:name="QTAO4u"/>Internet protokoli manzillari - bu kompyuterlar Internetda bir-birini aniqlash uchun foydalanadigan raqamlar. Masalan, vox.com uchun IP manzil 216.146.46.10.</text:p>
      <text:p text:style-name="P7"><text:bookmark text:name="1voYab"/><text:span text:style-name="T10">ICANNning </text:span><text:a xlink:type="simple" xlink:href="https://www.iana.org/" text:style-name="Internet_20_link" text:visited-style-name="Visited_20_Internet_20_Link"><text:span text:style-name="T16">Internet Assigned Numbers Authority</text:span></text:a><text:span text:style-name="T5"> </text:span><text:span text:style-name="T10">deb nomlanuvchi bo'limi ikki xil tashkilot bir xil manzildan foydalanmasligini ta'minlash uchun IP manzillarini tarqatish uchun javobgardir.</text:span></text:p>
      <text:p text:style-name="P10"><text:line-break/><text:bookmark text:name="what-is-ipv6"/><text:tab/><text:tab/><text:tab/><text:tab/><text:tab/></text:p>
      <text:p text:style-name="P10"><text:span text:style-name="T3"><text:tab/><text:tab/><text:tab/><text:tab/><text:tab/></text:span><text:span text:style-name="T6">IPv6 nima?</text:span></text:p>
      <text:p text:style-name="P4"><text:bookmark text:name="caOJU1"/>IPv4 deb nomlanuvchi joriy internet standarti atigi 4 milliardga yaqin IP manzillarga ruxsat beradi. Bu 1970-yillarda juda katta raqam hisoblangan, ammo bugungi kunda IPv4 manzillarini yetkazib berish deyarli tugaydi.</text:p>
      <text:p text:style-name="P7"><text:bookmark text:name="dL60tL"/><text:span text:style-name="T10">Shunday qilib, internet muhandislari IPv6 deb nomlangan yangi standartni ishlab chiqdilar </text:span><text:a xlink:type="simple" xlink:href="https://en.wikipedia.org/wiki/IPv6" text:style-name="Internet_20_link" text:visited-style-name="Visited_20_Internet_20_Link"><text:span text:style-name="T16">. </text:span></text:a><text:span text:style-name="T10">IPv6 hayratlanarli sonli noyob manzillarni olish imkonini beradi - aniq raqam </text:span><text:a xlink:type="simple" xlink:href="http://royal.pingdom.com/2009/05/26/the-number-of-possible-ipv6-addresses-read-out-loud/" text:style-name="Internet_20_link" text:visited-style-name="Visited_20_Internet_20_Link"><text:span text:style-name="T16">39 raqamni tashkil</text:span></text:a><text:span text:style-name="T5"> </text:span><text:span text:style-name="T10">etadi - bu dunyo boshqa hech qachon tugamasligini ta'minlaydi.</text:span></text:p>
      <text:p text:style-name="P4"><text:bookmark text:name="0TWECg"/>Dastlab, IPv6 ga o'tish sekin edi. Standart bo‘yicha texnik ishlar 1990-yillarda yakunlandi, biroq internet hamjamiyati jiddiy tovuq-tuxum muammosiga duch keldi: ko‘pchilik IPv4 dan foydalanar ekan, IPv6 ga o‘tish uchun hech kimni unchalik rag‘batlantirmasdi.</text:p>
      <text:p text:style-name="P7"><text:bookmark text:name="nIEVC7"/><text:span text:style-name="T10">Ammo IPv4 manzillari kamayganligi sababli, IPv6 qabul qilinishi tezlashdi. </text:span><text:a xlink:type="simple" xlink:href="https://www.google.com/intl/en/ipv6/statistics.html" text:style-name="Internet_20_link" text:visited-style-name="Visited_20_Internet_20_Link"><text:span text:style-name="T16">IPv6 orqali Google’ga ulangan foydalanuvchilar ulushi</text:span></text:a><text:span text:style-name="T5"> </text:span><text:span text:style-name="T10">2013 -yil boshidagi 1 foizdan 2015-yil o‘rtalarida 6 foizgacha o‘sdi.</text:span></text:p>
      <text:p text:style-name="P9"><text:span text:style-name="T3"/></text:p>
      <text:h text:style-name="P1" text:outline-level="3"><text:bookmark text:name="where-is-the-internet"/><text:span text:style-name="T17"><text:tab/><text:tab/><text:tab/><text:tab/><text:tab/></text:span><text:span text:style-name="T19">Internet qayerda?</text:span></text:h>
      <text:p text:style-name="P4"><text:bookmark text:name="3zXA1f"/>Internet uchta asosiy qismdan iborat:</text:p>
      <text:list text:style-name="L1">
        <text:list-item>
          <text:p text:style-name="P8"><text:bookmark text:name="5i3TOF"/><text:span text:style-name="Strong_20_Emphasis"><text:span text:style-name="T11">Oxirgi milya</text:span></text:span><text:span text:style-name="T10"> - bu uylar va kichik korxonalarni internetga ulaydigan internet qismi. Ayni paytda Qo'shma Shtatlardagi uy-joy internet ulanishlarining </text:span><text:a xlink:type="simple" xlink:href="http://www.leichtmanresearch.com/research/notes03_2015.pdf" office:target-frame-name="_blank" xlink:show="new" text:style-name="Internet_20_link" text:visited-style-name="Visited_20_Internet_20_Link"><text:span text:style-name="T16">qariyb 60 foizi Comcast va Time Warner kabi kabel televideniesi kompaniyalari tomonidan ta'minlanadi. </text:span></text:a><text:span text:style-name="T10">Qolgan 40 foizning o'sib borayotgan qismi yangi optik tolali kabellardan foydalanadi, ularning aksariyati Verizonning FiOS dasturi yoki AT&amp;T U-Verse dasturining bir qismidir. Va nihoyat, sezilarli, </text:span><text:soft-page-break/><text:span text:style-name="T10">ammo qisqarib borayotgan raqam telefon kabellari orqali taqdim etilgan eskirgan DSL xizmatidan foydalanadi.</text:span></text:p>
          <text:p text:style-name="P5">Oxirgi milya odamlarga mobil telefonlari orqali internetga kirish imkonini beruvchi minoralarni ham o'z ichiga oladi. Simsiz internet xizmati barcha internetdan foydalanishning katta va ortib borayotgan ulushini tashkil etadi.</text:p>
        </text:list-item>
        <text:list-item>
          <text:p text:style-name="P8"><text:span text:style-name="Strong_20_Emphasis"><text:span text:style-name="T11">Ma'lumotlar markazlari</text:span></text:span><text:span text:style-name="T10"> - bu foydalanuvchi ma'lumotlarini saqlaydigan va onlayn ilovalar va kontentni joylashtiradigan serverlar bilan to'la xonalar. Ba'zilari Google va Facebook kabi yirik kompaniyalarga tegishli. Boshqalar ko'plab kichik veb-saytlarga xizmat ko'rsatadigan tijorat ob'ektlari. Ma'lumot markazlari juda tez internetga ulanishga ega, bu ularga bir vaqtning o'zida ko'plab foydalanuvchilarga xizmat ko'rsatish imkonini beradi. Ma'lumotlar markazlari dunyoning istalgan nuqtasida joylashgan bo'lishi mumkin, lekin ular ko'pincha yer va elektr energiyasi arzon bo'lgan chekka hududlarda joylashgan. Misol uchun, </text:span><text:a xlink:type="simple" xlink:href="http://www.datacenterknowledge.com/archives/2013/12/02/in-iowa-a-field-becomes-a-huge-google-server-farm/" text:style-name="Internet_20_link" text:visited-style-name="Visited_20_Internet_20_Link"><text:span text:style-name="T16">Google</text:span></text:a><text:span text:style-name="T10"> , </text:span><text:a xlink:type="simple" xlink:href="http://www.wired.com/wiredenterprise/2013/11/facebook-iowa-wind/" text:style-name="Internet_20_link" text:visited-style-name="Visited_20_Internet_20_Link"><text:span text:style-name="T16">Facebook</text:span></text:a><text:span text:style-name="T10"> va </text:span><text:a xlink:type="simple" xlink:href="http://www.wired.com/wiredenterprise/2013/06/microsoft-iowa-data-center/" text:style-name="Internet_20_link" text:visited-style-name="Visited_20_Internet_20_Link"><text:span text:style-name="T16">Microsoft</text:span></text:a><text:span text:style-name="T10"> Ayova shtatida katta ma'lumotlar markazlarini qurdilar.</text:span></text:p>
        </text:list-item>
        <text:list-item>
          <text:p text:style-name="P8"><text:span text:style-name="Strong_20_Emphasis"><text:span text:style-name="T11">Magistral</text:span></text:span><text:span text:style-name="T10"> ma'lumotlar markazlari va iste'molchilar o'rtasida ma'lumotlarni uzatuvchi uzoq masofali tarmoqlardan iborat - asosan optik tolali kabellarda. Magistral bozor juda raqobatbardoshdir. Magistral provayderlar odatda yirik shaharlarda joylashgan </text:span><text:a xlink:type="simple" xlink:href="https://en.wikipedia.org/wiki/List_of_Internet_exchange_points_by_size" text:style-name="Internet_20_link" text:visited-style-name="Visited_20_Internet_20_Link"><text:span text:style-name="T16">internet almashinuv punktlarida</text:span></text:a><text:span text:style-name="T10"> o'z tarmoqlarini bir-biriga ulashadi . IEPlarda mavjudligini o'rnatish magistral provayderlarga boshqalar bilan aloqalarini yaxshilashni ancha osonlashtiradi.</text:span></text:p>
        </text:list-item>
      </text:list>
      <text:p text:style-name="P9"><text:span text:style-name="T3"/></text:p>
      <text:p text:style-name="P9"><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alto" svg:font-family="Balto, Helvetica, sans-serif"/>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1T10:00:09.446587210</meta:creation-date>
    <dc:date>2023-05-11T10:06:07.417992332</dc:date>
    <meta:editing-duration>PT5M58S</meta:editing-duration>
    <meta:editing-cycles>1</meta:editing-cycles>
    <meta:document-statistic meta:table-count="0" meta:image-count="0" meta:object-count="0" meta:page-count="3" meta:paragraph-count="23" meta:word-count="632" meta:character-count="5185" meta:non-whitespace-character-count="4550"/>
    <meta:generator>LibreOffice/7.4.6.2$Linux_X86_64 LibreOffice_project/40$Build-2</meta:generator>
  </office:meta>
</office:document-meta>
</file>